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6161370.896304" calcext:value-type="float">
            <text:p>96,161,371</text:p>
          </table:table-cell>
          <table:table-cell table:style-name="ce32"/>
          <table:table-cell table:style-name="ce11" table:formula="of:=[.W9]" office:value-type="float" office:value="4378051.44" calcext:value-type="float">
            <text:p>4,378,051.4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AA2]*2.20462" office:value-type="float" office:value="110.231" calcext:value-type="float">
            <text:p>110.231</text:p>
          </table:table-cell>
          <table:table-cell table:number-columns-repeated="8"/>
          <table:table-cell table:formula="of:=SUM([.AK3:.AK4])" office:value-type="float" office:value="252" calcext:value-type="float">
            <text:p>252</text:p>
          </table:table-cell>
          <table:table-cell table:formula="of:=SUM([.AL3:.AL4])" office:value-type="float" office:value="555.56424" calcext:value-type="float">
            <text:p>555.56424</text:p>
          </table:table-cell>
          <table:table-cell table:formula="of:=SUM([.AM3:.AM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2.16" calcext:value-type="float">
            <text:p>52.16</text:p>
          </table:table-cell>
          <table:table-cell table:style-name="ce6"/>
          <table:table-cell table:style-name="ce12" table:formula="of:=[.V10]" office:value-type="percentage" office:value="52.16" calcext:value-type="percentage">
            <text:p>521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7.5" calcext:value-type="float">
            <text:p>7.5</text:p>
          </table:table-cell>
          <table:table-cell table:formula="of:=[.AA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29.6" calcext:value-type="float">
            <text:p>129.6</text:p>
          </table:table-cell>
          <table:table-cell table:style-name="ce42" table:formula="of:=[.AK3]*2.20462" office:value-type="float" office:value="285.718752" calcext:value-type="float">
            <text:p>285.72</text:p>
          </table:table-cell>
          <table:table-cell table:style-name="ce42" table:formula="of:=[.AL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63.25" calcext:value-type="float">
            <text:p>7463.3</text:p>
          </table:table-cell>
          <table:table-cell/>
          <table:table-cell table:style-name="ce6"/>
          <table:table-cell table:style-name="ce6" table:formula="of:=[.V11]" office:value-type="float" office:value="19.43" calcext:value-type="float">
            <text:p>19.43</text:p>
          </table:table-cell>
          <table:table-cell table:style-name="ce6"/>
          <table:table-cell table:style-name="ce12" table:formula="of:=[.V11]" office:value-type="percentage" office:value="19.43" calcext:value-type="percentage">
            <text:p>19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Rest</text:p>
          </table:table-cell>
          <table:table-cell table:formula="of:=[.AA2]-[.AA3]" office:value-type="float" office:value="42.5" calcext:value-type="float">
            <text:p>42.5</text:p>
          </table:table-cell>
          <table:table-cell table:formula="of:=[.AA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4]*[.AC4]*[.AD4]*[.AE4]*[.AF4]*[.AG4]" office:value-type="float" office:value="122.4" calcext:value-type="float">
            <text:p>122.4</text:p>
          </table:table-cell>
          <table:table-cell table:style-name="ce42" table:formula="of:=[.AK4]*2.20462" office:value-type="float" office:value="269.845488" calcext:value-type="float">
            <text:p>269.85</text:p>
          </table:table-cell>
          <table:table-cell table:style-name="ce42" table:formula="of:=[.AL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47.5" calcext:value-type="float">
            <text:p>2947.5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157" calcext:value-type="float">
            <text:p>23157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05" calcext:value-type="percentage">
            <text:p>18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6*10" office:value-type="float" office:value="15120" calcext:value-type="float">
            <text:p>15120</text:p>
          </table:table-cell>
          <table:table-cell table:formula="of:=[.AL2]*6" office:value-type="float" office:value="3333.38544" calcext:value-type="float">
            <text:p>3333.38544</text:p>
          </table:table-cell>
          <table:table-cell table:formula="of:=[.AM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6785897.1856" calcext:value-type="float">
            <text:p>26785897.18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6161370.896304" calcext:value-type="float">
            <text:p>96161370.896304</text:p>
          </table:table-cell>
          <table:table-cell table:style-name="ce6" table:formula="of:=([.T11]+[.T12])/2" office:value-type="float" office:value="4378051.44" calcext:value-type="float">
            <text:p>4378051.44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5536844.607008" calcext:value-type="float">
            <text:p>165536844.60700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2.16" calcext:value-type="percentage">
            <text:p>521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1/(1+[.$P$22]+[.$AW$22]+[.$AN$22])" office:value-type="percentage" office:value="0.983625347961356" calcext:value-type="percentage">
            <text:p>98.363%</text:p>
          </table:table-cell>
          <table:table-cell table:formula="of:=1/(1-[.R11])" office:value-type="float" office:value="61.07" calcext:value-type="float">
            <text:p>61.07</text:p>
          </table:table-cell>
          <table:table-cell table:formula="of:=[.$T$2]*[.S11]" office:value-type="float" office:value="4256090.44" calcext:value-type="float">
            <text:p>4256090.4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3" calcext:value-type="percentage">
            <text:p>1943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1/(1+[.$P$22]+[.$AK$22]+[.$AW$22])" office:value-type="percentage" office:value="0.984512931702029" calcext:value-type="percentage">
            <text:p>98.451%</text:p>
          </table:table-cell>
          <table:table-cell table:formula="of:=1/(1-[.R12])" office:value-type="float" office:value="64.57" calcext:value-type="float">
            <text:p>64.57</text:p>
          </table:table-cell>
          <table:table-cell table:formula="of:=[.$T$2]*[.S12]" office:value-type="float" office:value="4500012.44" calcext:value-type="float">
            <text:p>4500012.4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4069139831692" calcext:value-type="percentage">
            <text:p>98.407%</text:p>
          </table:table-cell>
          <table:table-cell table:style-name="ce14" table:formula="of:=([.S11]+[.S12])/2" office:value-type="float" office:value="62.82" calcext:value-type="float">
            <text:p>62.8</text:p>
          </table:table-cell>
          <table:table-cell table:formula="of:=[.$T$2]*[.S13]" office:value-type="float" office:value="4378051.44" calcext:value-type="float">
            <text:p>4378051.44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1/(1+[.$P$22]+[.$AW$22]+[.$AN$22]+750%)" office:value-type="percentage" office:value="0.985416362840893" calcext:value-type="percentage">
            <text:p>98.542%</text:p>
          </table:table-cell>
          <table:table-cell table:formula="of:=1/(1-[.R16])" office:value-type="float" office:value="68.57" calcext:value-type="float">
            <text:p>68.57</text:p>
          </table:table-cell>
          <table:table-cell table:formula="of:=[.$T$2]*[.S16]" office:value-type="float" office:value="4778780.44" calcext:value-type="float">
            <text:p>4778780.44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63.3]" calcext:value-type="string">
            <text:p>Str: <text:s/>535 <text:s/>[7,463.3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1/(1+[.$P$22]+[.$AK$22]+[.$AW$22]+750%)" office:value-type="percentage" office:value="0.986124601082281" calcext:value-type="percentage">
            <text:p>98.612%</text:p>
          </table:table-cell>
          <table:table-cell table:formula="of:=1/(1-[.R17])" office:value-type="float" office:value="72.0699999999997" calcext:value-type="float">
            <text:p>72.0699999999997</text:p>
          </table:table-cell>
          <table:table-cell table:formula="of:=[.$T$2]*[.S17]" office:value-type="float" office:value="5022702.43999998" calcext:value-type="float">
            <text:p>5022702.43999998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47.5]" calcext:value-type="string">
            <text:p>Dex: <text:s/>450 <text:s/>[2,947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5770481961587" calcext:value-type="percentage">
            <text:p>98.577%</text:p>
          </table:table-cell>
          <table:table-cell table:style-name="ce14" table:formula="of:=([.S16]+[.S17])/2" office:value-type="float" office:value="70.3199999999998" calcext:value-type="float">
            <text:p>70.3</text:p>
          </table:table-cell>
          <table:table-cell table:formula="of:=[.$T$2]*[.S18]" office:value-type="float" office:value="4900741.43999999" calcext:value-type="float">
            <text:p>4900741.43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157.0]" calcext:value-type="string">
            <text:p>Int: 1660 [23,157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216.0%" calcext:value-type="string">
            <text:p>Resilience: 5,216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2.16" calcext:value-type="percentage">
            <text:p>521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05" calcext:value-type="percentage">
            <text:p>18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2.95" calcext:value-type="percentage">
            <text:p>12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55" calcext:value-type="percentage">
            <text:p>555.00%</text:p>
          </table:table-cell>
          <table:table-cell table:style-name="ce10" table:number-columns-repeated="2"/>
          <table:table-cell table:style-name="ce10" table:formula="of:=SUM([.AE27:.AE178])" office:value-type="percentage" office:value="12.95" calcext:value-type="percentage">
            <text:p>12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3" calcext:value-type="percentage">
            <text:p>19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966.0%" calcext:value-type="string">
            <text:p>w/Mantle: <text:s text:c="2"/>5,966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3.0%" calcext:value-type="string">
            <text:p>Speed+: <text:s text:c="4"/>1,943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05.0%" calcext:value-type="string">
            <text:p>Damage+: <text:s text:c="3"/>1,805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26]+([.C26]-1)*20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8]+([.C28]-1)*20" office:value-type="float" office:value="45" calcext:value-type="float">
            <text:p>45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29]+([.C29]-1)*20" office:value-type="float" office:value="41" calcext:value-type="float">
            <text:p>41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15" table:formula="of:=[.D31]+([.C31]-1)*20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55" calcext:value-type="percentage">
            <text:p>95.50%</text:p>
          </table:table-cell>
          <table:table-cell table:style-name="ce38" table:formula="of:=[.V31]" office:value-type="percentage" office:value="9.55" calcext:value-type="percentage">
            <text:p>95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55" calcext:value-type="percentage">
            <text:p>95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407%     [hp x  62.82]" calcext:value-type="string">
            <text:p>Mitigation: <text:s text:c="6"/>98.407% <text:s text:c="4"/>[hp x <text:s/>62.82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4,378,051.4 [hp x 238.72]" calcext:value-type="string">
            <text:p>Effective Health: 4,378,051.4 [hp x 238.72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38]+([.C38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55" calcext:value-type="percentage">
            <text:p>55.50%</text:p>
          </table:table-cell>
          <table:table-cell table:style-name="ce9" table:formula="of:=[.P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55" calcext:value-type="percentage">
            <text:p>55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55" calcext:value-type="percentage">
            <text:p>55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55" calcext:value-type="percentage">
            <text:p>55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40]+([.C40]-1)*20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542%     [hp x  68.57]" calcext:value-type="string">
            <text:p>Mitigation: <text:s text:c="6"/>98.542% <text:s text:c="4"/>[hp x <text:s/>68.57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4,778,780.4 [hp x 260.57]" calcext:value-type="string">
            <text:p>Effective Health: 4,778,780.4 [hp x 260.57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9  Sentinel Reconstruction [E]     x5 " calcext:value-type="string">
            <text:p>3-9 <text:s/>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1  Arcane Dominion [E]             x1 " calcext:value-type="string">
            <text:p>3-1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50]+([.C5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5" calcext:value-type="percentage">
            <text:p>75.00%</text:p>
          </table:table-cell>
          <table:table-cell table:style-name="ce9" table:formula="of:=[.P50]" office:value-type="percentage" office:value="9.75" calcext:value-type="percentage">
            <text:p>975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75" calcext:value-type="percentage">
            <text:p>97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1  Eternal Brawling [E]           x10 [95.5% =&gt; 955.0% Damage, 1.25% DR/attack]" calcext:value-type="string">
            <text:p>3-1 <text:s/>Eternal Brawling [E] <text:s text:c="10"/>x10 [95.5% =&gt; 955.0% Damage, 1.25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4]+([.C5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1  Titan Core [E]                 x10 [55.5% =&gt; 555.0% Resilience, Speed, Strength, Intelligence and Dexterity, 10% =&gt; 100% weight/min]" calcext:value-type="string">
            <text:p>3-1 <text:s/>Titan Core [E] <text:s text:c="16"/>x10 [55.5% =&gt; 55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1  Embered Heart [E]              x12 " calcext:value-type="string">
            <text:p>3-1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30 Fires of Creation              x13 [75.0% =&gt; 975.0% Resilience]" calcext:value-type="string">
            <text:p>3-30 Fires of Creation <text:s text:c="13"/>x13 [75.0% =&gt; 975.0% Resilienc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30 Space Manipulation             x13 " calcext:value-type="string">
            <text:p>3-30 Space Manipulation <text:s text:c="12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77]: 1" calcext:value-type="string">
            <text:p>Available [2277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77" calcext:value-type="float">
            <text:p>2277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79]+([.C79]-1)*20" office:value-type="float" office:value="11" calcext:value-type="float">
            <text:p>11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1 Deviant of Humanity" calcext:value-type="string">
            <text:p>3-2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81]+([.C81]-1)*20" office:value-type="float" office:value="61" calcext:value-type="float">
            <text:p>61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5  Monstrous" calcext:value-type="string">
            <text:p>1-5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95]+([.C95]-1)*20" office:value-type="float" office:value="5" calcext:value-type="float">
            <text:p>5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1 Soul Perception" calcext:value-type="string">
            <text:p>1-11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98]+([.C98]-1)*20" office:value-type="float" office:value="11" calcext:value-type="float">
            <text:p>11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0]+([.C100]-1)*20" office:value-type="float" office:value="8" calcext:value-type="float">
            <text:p>8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  Telepathy" calcext:value-type="string">
            <text:p>1-1 <text:s/>Telepathy</text:p>
          </table:table-cell>
          <table:table-cell table:style-name="ce13" office:value-type="string" calcext:value-type="string">
            <text:p>Telepathy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1]+([.C101]-1)*20" office:value-type="float" office:value="1" calcext:value-type="float">
            <text:p>1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24]+([.C124]-1)*20" office:value-type="float" office:value="45" calcext:value-type="float">
            <text:p>45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5%" calcext:value-type="string">
            <text:p>55%</text:p>
          </table:table-cell>
          <table:table-cell table:formula="of:=TEXT(VLOOKUP([.E124];[.$BI$2:.$BK$81];3);  &quot;0#%&quot;)" office:value-type="string" office:string-value="90%" calcext:value-type="string">
            <text:p>9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6  [41% - 72%] Soul Magic Resistance" calcext:value-type="string">
            <text:p>2-16 <text:s/>[41% - 72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51]+([.C151]-1)*20" office:value-type="float" office:value="36" calcext:value-type="float">
            <text:p>36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1%" calcext:value-type="string">
            <text:p>41%</text:p>
          </table:table-cell>
          <table:table-cell table:formula="of:=TEXT(VLOOKUP([.E151];[.$BI$2:.$BK$8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3]+([.C153]-1)*20" office:value-type="float" office:value="47" calcext:value-type="float">
            <text:p>47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7%" calcext:value-type="string">
            <text:p>57%</text:p>
          </table:table-cell>
          <table:table-cell table:formula="of:=TEXT(VLOOKUP([.E153];[.$BI$2:.$BK$81];3);  &quot;0#%&quot;)" office:value-type="string" office:string-value="94%" calcext:value-type="string">
            <text:p>9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62]+([.C162]-1)*20" office:value-type="float" office:value="41" calcext:value-type="float">
            <text:p>41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1%" calcext:value-type="string">
            <text:p>51%</text:p>
          </table:table-cell>
          <table:table-cell table:formula="of:=TEXT(VLOOKUP([.E162];[.$BI$2:.$BK$8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252.0 kgs   [555.6 lbs] [0.28 tons]" calcext:value-type="string">
            <text:p>Weight: <text:s text:c="2"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15,120.0 kgs [3,333.4 lbs] [1.67 tons]" calcext:value-type="string">
            <text:p>Maxed: 15,120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15,120.0" calcext:value-type="string">
            <text:p>15,120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63.3" calcext:value-type="string">
            <text:p>7,463.3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47.5" calcext:value-type="string">
            <text:p>2,947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157.0" calcext:value-type="string">
            <text:p>23,157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216.0%" calcext:value-type="string">
            <text:p>5,21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966.0%" calcext:value-type="string">
            <text:p>5,9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3.0%" calcext:value-type="string">
            <text:p>1,9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05.0%" calcext:value-type="string">
            <text:p>1,80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407%" calcext:value-type="string">
            <text:p>98.407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62.82" calcext:value-type="string">
            <text:p>62.82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4,378,051.4" calcext:value-type="string">
            <text:p>4,378,051.4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38.72" calcext:value-type="string">
            <text:p>238.72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542%" calcext:value-type="string">
            <text:p>98.542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68.57" calcext:value-type="string">
            <text:p>68.57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4,778,780.4" calcext:value-type="string">
            <text:p>4,778,780.4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60.57" calcext:value-type="string">
            <text:p>260.57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9" calcext:value-type="float">
            <text:p>9</text:p>
          </table:table-cell>
          <table:table-cell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1" calcext:value-type="float">
            <text:p>1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1" calcext:value-type="float">
            <text:p>1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5.5% =&gt; 955.0%" calcext:value-type="string">
            <text:p>95.5% =&gt; 95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25%" calcext:value-type="string">
            <text:p>1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1" calcext:value-type="float">
            <text:p>1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5.5% =&gt; 555.0%" calcext:value-type="string">
            <text:p>55.5% =&gt; 55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1" calcext:value-type="float">
            <text:p>1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17" calcext:value-type="float">
            <text:p>17</text:p>
          </table:table-cell>
          <table:table-cell table:formula="of:=[.$E$253]-[.E279]+1+IF([.K50]&lt;10;1;0)" office:value-type="float" office:value="14" calcext:value-type="float">
            <text:p>14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30" calcext:value-type="float">
            <text:p>30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    " calcext:value-type="string">
            <text:p><text:s text:c="14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5.0% =&gt; 975.0%" calcext:value-type="string">
            <text:p>75.0% =&gt; 975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18" calcext:value-type="float">
            <text:p>18</text:p>
          </table:table-cell>
          <table:table-cell table:formula="of:=[.$E$253]-[.E283]+1+IF([.K54]&lt;10;1;0)" office:value-type="float" office:value="13" calcext:value-type="float">
            <text:p>13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30" calcext:value-type="float">
            <text:p>30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    " calcext:value-type="string">
            <text:p><text:s text:c="13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77" calcext:value-type="float">
            <text:p>2277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 style:data-style-name="N2" text:time-value="14:22:33.4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4T14:33:52.202000000</dc:date>
    <meta:generator>LibreOffice/7.0.5.2$Windows_X86_64 LibreOffice_project/64390860c6cd0aca4beafafcfd84613dd9dfb63a</meta:generator>
    <meta:editing-duration>P1DT4H6M47S</meta:editing-duration>
    <meta:editing-cycles>177</meta:editing-cycles>
    <meta:document-statistic meta:table-count="1" meta:cell-count="2140" meta:object-count="0"/>
    <meta:user-defined meta:name="AppVersion">16.0300</meta:user-defined>
  </office:meta>
</office:document-meta>
</file>